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C00000043E48DACB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adornments="Regular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in" table:align="center"/>
    </style:style>
    <style:style style:name="Table1.A" style:family="table-column">
      <style:table-column-properties style:column-width="6in"/>
    </style:style>
    <style:style style:name="Table1.A1" style:family="table-cell">
      <style:table-cell-properties fo:background-color="#000000" fo:padding="0.0403in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background-color="#ffffff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6in" fo:margin-left="0.291in" table:align="left" style:shadow="none" style:may-break-between-rows="true" table:border-model="collapsing"/>
    </style:style>
    <style:style style:name="Table2.A" style:family="table-column">
      <style:table-column-properties style:column-width="1.7868in"/>
    </style:style>
    <style:style style:name="Table2.B" style:family="table-column">
      <style:table-column-properties style:column-width="4.813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599d" fo:padding="0in" fo:border-left="none" fo:border-right="none" fo:border-top="none" fo:border-bottom="0.75pt solid #ffffff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0.5pt solid #000000" fo:border-top="none" fo:border-bottom="0.5pt solid #000000"/>
    </style:style>
    <style:style style:name="Table2.A6" style:family="table-cell">
      <style:table-cell-properties fo:padding="0.0382in" fo:border-left="0.5pt solid #000000" fo:border-right="none" fo:border-top="none" fo:border-bottom="0.5pt solid #000000"/>
    </style:style>
    <style:style style:name="Table2.B6" style:family="table-cell">
      <style:table-cell-properties fo:padding="0.0382in" fo:border-left="0.5pt solid #000000" fo:border-right="0.5pt solid #000000" fo:border-top="none" fo:border-bottom="0.5pt solid #000000"/>
    </style:style>
    <style:style style:name="Table2.A7" style:family="table-cell">
      <style:table-cell-properties fo:padding="0.0382in" fo:border-left="0.5pt solid #000000" fo:border-right="none" fo:border-top="none" fo:border-bottom="0.5pt solid #000000"/>
    </style:style>
    <style:style style:name="Table2.B7" style:family="table-cell">
      <style:table-cell-properties fo:padding="0.0382in" fo:border-left="0.5pt solid #000000" fo:border-right="0.5pt solid #000000" fo:border-top="none" fo:border-bottom="0.5pt solid #000000"/>
    </style:style>
    <style:style style:name="Table2.A8" style:family="table-cell">
      <style:table-cell-properties fo:padding="0.0382in" fo:border-left="0.5pt solid #000000" fo:border-right="none" fo:border-top="none" fo:border-bottom="0.5pt solid #000000"/>
    </style:style>
    <style:style style:name="Table2.B8" style:family="table-cell">
      <style:table-cell-properties fo:padding="0.0382in" fo:border-left="0.5pt solid #000000" fo:border-right="0.5pt solid #000000" fo:border-top="none" fo:border-bottom="0.5pt solid #000000"/>
    </style:style>
    <style:style style:name="Table2.B9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10" style:family="table-cell">
      <style:table-cell-properties fo:padding="0.0382in" fo:border-left="0.5pt solid #000000" fo:border-right="none" fo:border-top="none" fo:border-bottom="0.5pt solid #000000"/>
    </style:style>
    <style:style style:name="Table2.B10" style:family="table-cell">
      <style:table-cell-properties fo:padding="0.0382in" fo:border-left="0.5pt solid #000000" fo:border-right="0.5pt solid #000000" fo:border-top="none" fo:border-bottom="0.5pt solid #000000"/>
    </style:style>
    <style:style style:name="Table2.A11" style:family="table-cell">
      <style:table-cell-properties fo:padding="0.0382in" fo:border-left="0.5pt solid #000000" fo:border-right="none" fo:border-top="none" fo:border-bottom="0.5pt solid #000000"/>
    </style:style>
    <style:style style:name="Table2.B11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tes_20_Header">
      <style:text-properties officeooo:paragraph-rsid="0012af91"/>
    </style:style>
    <style:style style:name="P3" style:family="paragraph" style:parent-style-name="Text_20_body">
      <style:text-properties officeooo:paragraph-rsid="0012af91"/>
    </style:style>
    <style:style style:name="P4" style:family="paragraph" style:parent-style-name="Slide_20_Preformatted_20_Text">
      <style:text-properties officeooo:paragraph-rsid="0010f5ea"/>
    </style:style>
    <style:style style:name="P5" style:family="paragraph" style:parent-style-name="Slide_20_Preformatted_20_Text">
      <style:text-properties fo:font-weight="bold" officeooo:paragraph-rsid="00105ef3" style:font-weight-asian="bold" style:font-weight-complex="bold"/>
    </style:style>
    <style:style style:name="P6" style:family="paragraph" style:parent-style-name="Slide_20_Preformatted_20_Text">
      <style:text-properties fo:font-weight="bold" officeooo:rsid="00105ef3" officeooo:paragraph-rsid="00105ef3" style:font-weight-asian="bold" style:font-weight-complex="bold"/>
    </style:style>
    <style:style style:name="P7" style:family="paragraph" style:parent-style-name="Slide_20_Preformatted_20_Text">
      <style:text-properties fo:font-weight="bold" officeooo:paragraph-rsid="0010f5ea" style:font-weight-asian="bold" style:font-weight-complex="bold"/>
    </style:style>
    <style:style style:name="P8" style:family="paragraph" style:parent-style-name="Slide_20_Preformatted_20_Text">
      <style:text-properties fo:font-size="12pt" fo:font-weight="bold" officeooo:paragraph-rsid="00105ef3" style:font-size-asian="12pt" style:font-weight-asian="bold" style:font-size-complex="12pt" style:font-weight-complex="bold"/>
    </style:style>
    <style:style style:name="P9" style:family="paragraph" style:parent-style-name="Slide_20_Preformatted_20_Text">
      <style:text-properties fo:font-size="12pt" fo:font-weight="normal" officeooo:paragraph-rsid="00105ef3" style:font-size-asian="12pt" style:font-weight-asian="normal" style:font-size-complex="12pt" style:font-weight-complex="normal"/>
    </style:style>
    <style:style style:name="P10" style:family="paragraph" style:parent-style-name="Slide_20_Preformatted_20_Text">
      <style:text-properties fo:font-weight="normal" officeooo:paragraph-rsid="0012af91" style:font-weight-asian="normal" style:font-weight-complex="normal"/>
    </style:style>
    <style:style style:name="P11" style:family="paragraph" style:parent-style-name="Slide_20_Preformatted_20_Text">
      <style:text-properties fo:font-weight="normal" officeooo:rsid="00105ef3" officeooo:paragraph-rsid="0012af91" style:font-weight-asian="normal" style:font-weight-complex="normal"/>
    </style:style>
    <style:style style:name="P12" style:family="paragraph" style:parent-style-name="Slide_20_Preformatted_20_Text">
      <style:text-properties fo:font-weight="normal" officeooo:rsid="00105ef3" officeooo:paragraph-rsid="00105ef3" style:font-weight-asian="normal" style:font-weight-complex="normal"/>
    </style:style>
    <style:style style:name="P13" style:family="paragraph" style:parent-style-name="Slide_20_Preformatted_20_Text">
      <style:text-properties fo:font-weight="normal" officeooo:paragraph-rsid="00105ef3" style:font-weight-asian="normal" style:font-weight-complex="normal"/>
    </style:style>
    <style:style style:name="P14" style:family="paragraph" style:parent-style-name="Slide_20_Preformatted_20_Text">
      <style:text-properties fo:font-weight="normal" officeooo:paragraph-rsid="0010f5ea" style:font-weight-asian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4bdab" officeooo:paragraph-rsid="0014bd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0f5ea" officeooo:paragraph-rsid="0010f5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1404bb" officeooo:paragraph-rsid="001404b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Heading_20_1" style:master-page-name="Right_20_Page">
      <style:paragraph-properties style:page-number="auto"/>
    </style:style>
    <style:style style:name="P19" style:family="paragraph" style:parent-style-name="Slide_20_Bullet" style:list-style-name=""/>
    <style:style style:name="P20" style:family="paragraph" style:parent-style-name="Slide_20_Bullet" style:list-style-name="Slide_20_Bullet"/>
    <style:style style:name="P21" style:family="paragraph" style:parent-style-name="Slide_20_Bullet" style:list-style-name="Slide_20_Bullet">
      <style:text-properties officeooo:paragraph-rsid="0012af91"/>
    </style:style>
    <style:style style:name="P22" style:family="paragraph" style:parent-style-name="Slide_20_Bullet" style:list-style-name="Slide_20_Bullet">
      <style:text-properties officeooo:paragraph-rsid="00105ef3"/>
    </style:style>
    <style:style style:name="P23" style:family="paragraph" style:parent-style-name="Slide_20_Bullet" style:list-style-name="Slide_20_Bullet">
      <style:text-properties officeooo:paragraph-rsid="0010f5ea"/>
    </style:style>
    <style:style style:name="P24" style:family="paragraph" style:parent-style-name="Slide_20_Bullet" style:list-style-name="Slide_20_Bullet">
      <style:text-properties officeooo:paragraph-rsid="0011d726"/>
    </style:style>
    <style:style style:name="P25" style:family="paragraph" style:parent-style-name="Slide_20_Bullet" style:list-style-name="Slide_20_Bullet">
      <style:text-properties officeooo:rsid="0011d726" officeooo:paragraph-rsid="0011d726"/>
    </style:style>
    <style:style style:name="P26" style:family="paragraph" style:parent-style-name="Slide_20_Bullet" style:list-style-name="Slide_20_Bullet">
      <style:text-properties officeooo:rsid="00105ef3"/>
    </style:style>
    <style:style style:name="P27" style:family="paragraph" style:parent-style-name="Slide_20_Bullet" style:list-style-name="Slide_20_Bullet">
      <style:text-properties officeooo:rsid="00105ef3" officeooo:paragraph-rsid="0012af91"/>
    </style:style>
    <style:style style:name="P28" style:family="paragraph" style:parent-style-name="Slide_20_Bullet" style:list-style-name="Slide_20_Bullet">
      <style:text-properties officeooo:rsid="00105ef3" officeooo:paragraph-rsid="00105ef3"/>
    </style:style>
    <style:style style:name="P29" style:family="paragraph" style:parent-style-name="Slide_20_Bullet" style:list-style-name="">
      <style:text-properties officeooo:rsid="00105ef3" officeooo:paragraph-rsid="00105ef3"/>
    </style:style>
    <style:style style:name="P30" style:family="paragraph" style:parent-style-name="Slide_20_Bullet" style:list-style-name="Slide_20_Bullet">
      <style:text-properties officeooo:rsid="0012af91" officeooo:paragraph-rsid="0012af91"/>
    </style:style>
    <style:style style:name="P31" style:family="paragraph" style:parent-style-name="Slide_20_Bullet" style:list-style-name="Slide_20_Bullet">
      <style:text-properties officeooo:rsid="00152255" officeooo:paragraph-rsid="00152255"/>
    </style:style>
    <style:style style:name="P32" style:family="paragraph" style:parent-style-name="Slide_20_Bullet" style:list-style-name="Slide_20_Bullet">
      <style:text-properties officeooo:rsid="0010f5ea" officeooo:paragraph-rsid="00152255"/>
    </style:style>
    <style:style style:name="P33" style:family="paragraph" style:parent-style-name="Slide_20_Bullet" style:list-style-name="Slide_20_Bullet">
      <style:text-properties officeooo:rsid="0010f5ea" officeooo:paragraph-rsid="0010f5ea"/>
    </style:style>
    <style:style style:name="P34" style:family="paragraph" style:parent-style-name="Slide_20_Bullet" style:list-style-name="Slide_20_Bullet">
      <style:text-properties officeooo:rsid="0010f5ea" officeooo:paragraph-rsid="0012af91"/>
    </style:style>
    <style:style style:name="P35" style:family="paragraph" style:parent-style-name="Slide_20_Bullet" style:list-style-name="Slide_20_Bullet">
      <style:text-properties fo:font-weight="normal" style:font-weight-asian="normal" style:font-weight-complex="normal"/>
    </style:style>
    <style:style style:name="P36" style:family="paragraph" style:parent-style-name="Slide_20_Bullet" style:list-style-name="Slide_20_Bullet">
      <style:text-properties fo:font-weight="normal" officeooo:paragraph-rsid="0010f5ea" style:font-weight-asian="normal" style:font-weight-complex="normal"/>
    </style:style>
    <style:style style:name="P37" style:family="paragraph" style:parent-style-name="Slide_20_Bullet" style:list-style-name="Slide_20_Bullet">
      <style:text-properties fo:font-weight="normal" officeooo:rsid="0010f5ea" officeooo:paragraph-rsid="0010f5ea" style:font-weight-asian="normal" style:font-weight-complex="normal"/>
    </style:style>
    <style:style style:name="P38" style:family="paragraph" style:parent-style-name="Slide_20_Bullet" style:list-style-name="Slide_20_Bullet">
      <style:text-properties style:font-name="Arial"/>
    </style:style>
    <style:style style:name="P39" style:family="paragraph" style:parent-style-name="Slide_20_Bullet" style:list-style-name="Slide_20_Bullet">
      <style:text-properties style:font-name="Arial" officeooo:rsid="0010f5ea"/>
    </style:style>
    <style:style style:name="P40" style:family="paragraph" style:parent-style-name="Slide_20_Bullet" style:list-style-name="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4bdab" officeooo:paragraph-rsid="0014bd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lide_20_Bullet" style:list-style-name="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10f5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lide_20_Bullet" style:list-style-name="Slide_20_Bullet">
      <style:text-properties officeooo:rsid="001404bb" officeooo:paragraph-rsid="001404bb"/>
    </style:style>
    <style:style style:name="P43" style:family="paragraph" style:parent-style-name="Slide_20_Bullet" style:list-style-name="Slide_20_Bullet">
      <style:text-properties officeooo:rsid="001404bb" officeooo:paragraph-rsid="001640c5"/>
    </style:style>
    <style:style style:name="P44" style:family="paragraph" style:parent-style-name="Slide_20_Bullet" style:list-style-name="">
      <style:text-properties officeooo:rsid="001404bb" officeooo:paragraph-rsid="0016b7c2"/>
    </style:style>
    <style:style style:name="P45" style:family="paragraph" style:parent-style-name="Slide_20_Bullet" style:list-style-name="Slide_20_Bullet">
      <style:text-properties officeooo:rsid="001640c5" officeooo:paragraph-rsid="001640c5"/>
    </style:style>
    <style:style style:name="P46" style:family="paragraph" style:parent-style-name="Slide_20_Bullet" style:list-style-name="Slide_20_Bullet">
      <style:text-properties officeooo:rsid="001640c5" officeooo:paragraph-rsid="0016b7c2"/>
    </style:style>
    <style:style style:name="P47" style:family="paragraph" style:parent-style-name="Slide_20_Bullet" style:list-style-name="">
      <style:text-properties officeooo:rsid="001640c5" officeooo:paragraph-rsid="001640c5"/>
    </style:style>
    <style:style style:name="P48" style:family="paragraph" style:parent-style-name="Slide_20_Bullet" style:list-style-name="">
      <style:text-properties officeooo:rsid="001640c5" officeooo:paragraph-rsid="0016b7c2"/>
    </style:style>
    <style:style style:name="P49" style:family="paragraph" style:parent-style-name="Slide_20_Bullet" style:list-style-name="Slide_20_Bullet">
      <style:paragraph-properties fo:text-align="start" style:justify-single-word="false"/>
      <style:text-properties officeooo:rsid="001640c5" officeooo:paragraph-rsid="001640c5"/>
    </style:style>
    <style:style style:name="P50" style:family="paragraph" style:parent-style-name="Slide_20_Bullet" style:list-style-name="Slide_20_Bullet">
      <style:paragraph-properties fo:text-align="start" style:justify-single-word="false"/>
      <style:text-properties officeooo:rsid="001640c5" officeooo:paragraph-rsid="0016b7c2"/>
    </style:style>
    <style:style style:name="P51" style:family="paragraph" style:parent-style-name="Slide_20_Bullet" style:list-style-name="">
      <style:text-properties fo:color="#00a933" loext:opacity="100%" fo:font-weight="bold" officeooo:rsid="001640c5" officeooo:paragraph-rsid="001640c5" style:font-weight-asian="bold" style:font-weight-complex="bold"/>
    </style:style>
    <style:style style:name="P52" style:family="paragraph" style:parent-style-name="Slide_20_Bullet" style:list-style-name="">
      <style:text-properties fo:color="#00a933" loext:opacity="100%" fo:font-weight="bold" officeooo:rsid="001640c5" officeooo:paragraph-rsid="0016b7c2" style:font-weight-asian="bold" style:font-weight-complex="bold"/>
    </style:style>
    <style:style style:name="P53" style:family="paragraph" style:parent-style-name="Slide_20_Bullet" style:list-style-name="">
      <style:text-properties fo:font-size="10pt" officeooo:rsid="001640c5" officeooo:paragraph-rsid="001640c5" style:font-size-asian="10pt" style:font-size-complex="10pt"/>
    </style:style>
    <style:style style:name="P54" style:family="paragraph" style:parent-style-name="Slide_20_Bullet" style:list-style-name="">
      <style:text-properties fo:font-size="10pt" officeooo:rsid="0016b7c2" officeooo:paragraph-rsid="0016b7c2" style:font-size-asian="10pt" style:font-size-complex="10pt"/>
    </style:style>
    <style:style style:name="P55" style:family="paragraph" style:parent-style-name="Slide_20_Header" style:list-style-name="">
      <style:paragraph-properties fo:text-align="center" style:justify-single-word="false"/>
    </style:style>
    <style:style style:name="P56" style:family="paragraph" style:parent-style-name="Slide_20_Header" style:list-style-name="">
      <style:paragraph-properties fo:text-align="center" style:justify-single-word="false"/>
      <style:text-properties officeooo:paragraph-rsid="00105ef3"/>
    </style:style>
    <style:style style:name="P57" style:family="paragraph" style:parent-style-name="Slide_20_Header">
      <style:paragraph-properties fo:break-before="page"/>
    </style:style>
    <style:style style:name="P58" style:family="paragraph" style:parent-style-name="Slide_20_Header">
      <style:paragraph-properties fo:break-before="page"/>
      <style:text-properties officeooo:paragraph-rsid="0012af91"/>
    </style:style>
    <style:style style:name="P59" style:family="paragraph" style:parent-style-name="Slide_20_Header" style:list-style-name="">
      <style:paragraph-properties fo:text-align="center" style:justify-single-word="false"/>
      <style:text-properties officeooo:rsid="00105ef3" officeooo:paragraph-rsid="00105ef3"/>
    </style:style>
    <style:style style:name="P60" style:family="paragraph" style:parent-style-name="Slide_20_Header" style:list-style-name="">
      <style:paragraph-properties fo:text-align="center" style:justify-single-word="false"/>
      <style:text-properties officeooo:rsid="00105ef3" officeooo:paragraph-rsid="0012af91"/>
    </style:style>
    <style:style style:name="P61" style:family="paragraph" style:parent-style-name="Slide_20_Header">
      <style:paragraph-properties fo:break-before="page"/>
      <style:text-properties officeooo:rsid="00105ef3" officeooo:paragraph-rsid="00105ef3"/>
    </style:style>
    <style:style style:name="P62" style:family="paragraph" style:parent-style-name="Slide_20_Header">
      <style:paragraph-properties fo:break-before="page"/>
      <style:text-properties officeooo:rsid="00105ef3" officeooo:paragraph-rsid="0012af91"/>
    </style:style>
    <style:style style:name="P63" style:family="paragraph" style:parent-style-name="Slide_20_Header">
      <style:paragraph-properties fo:break-before="page"/>
      <style:text-properties officeooo:paragraph-rsid="00105ef3"/>
    </style:style>
    <style:style style:name="P64" style:family="paragraph" style:parent-style-name="Slide_20_Header">
      <style:paragraph-properties fo:break-before="page"/>
      <style:text-properties officeooo:paragraph-rsid="0014bdab"/>
    </style:style>
    <style:style style:name="P65" style:family="paragraph" style:parent-style-name="Slide_20_Header">
      <style:paragraph-properties fo:break-before="page"/>
      <style:text-properties officeooo:rsid="001404bb" officeooo:paragraph-rsid="001404bb"/>
    </style:style>
    <style:style style:name="P66" style:family="paragraph" style:parent-style-name="Slide_20_Header">
      <style:paragraph-properties fo:break-before="page"/>
      <style:text-properties officeooo:rsid="001404bb" officeooo:paragraph-rsid="001640c5"/>
    </style:style>
    <style:style style:name="P67" style:family="paragraph" style:parent-style-name="Slide_20_Header">
      <style:paragraph-properties fo:break-before="page"/>
      <style:text-properties officeooo:rsid="001404bb" officeooo:paragraph-rsid="0016b7c2"/>
    </style:style>
    <style:style style:name="P68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10f5ea" officeooo:paragraph-rsid="0010f5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0f5ea" officeooo:paragraph-rsid="0010f5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5ef3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f5ea" style:font-weight-asian="normal" style:font-weight-complex="normal"/>
    </style:style>
    <style:style style:name="T5" style:family="text">
      <style:text-properties officeooo:rsid="00105ef3"/>
    </style:style>
    <style:style style:name="T6" style:family="text">
      <style:text-properties style:font-name="Courier New" fo:font-weight="bold" style:font-weight-asian="bold" style:font-weight-complex="bold"/>
    </style:style>
    <style:style style:name="T7" style:family="text">
      <style:text-properties style:font-name="Courier New" fo:font-weight="bold" officeooo:rsid="0010f5ea" style:font-weight-asian="bold" style:font-weight-complex="bold"/>
    </style:style>
    <style:style style:name="T8" style:family="text">
      <style:text-properties style:font-name="Courier New" fo:font-weight="bold" officeooo:rsid="00105ef3" style:font-weight-asian="bold" style:font-weight-complex="bold"/>
    </style:style>
    <style:style style:name="T9" style:family="text">
      <style:text-properties style:font-name="Courier New" fo:font-weight="bold" officeooo:rsid="0012af91" style:font-weight-asian="bold" style:font-weight-complex="bold"/>
    </style:style>
    <style:style style:name="T10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Courier New" fo:font-size="14pt" fo:font-weight="bold" officeooo:rsid="00105ef3" style:font-size-asian="14pt" style:font-weight-asian="bold" style:font-size-complex="14pt" style:font-weight-complex="bold"/>
    </style:style>
    <style:style style:name="T12" style:family="text">
      <style:text-properties style:font-name="Courier New" fo:font-size="14pt" fo:font-weight="bold" officeooo:rsid="0010f5ea" style:font-size-asian="14pt" style:font-weight-asian="bold" style:font-size-complex="14pt" style:font-weight-complex="bold"/>
    </style:style>
    <style:style style:name="T13" style:family="text">
      <style:text-properties style:font-name="Courier New" fo:font-size="14pt" fo:font-weight="bold" officeooo:rsid="0012af91" style:font-size-asian="14pt" style:font-weight-asian="bold" style:font-size-complex="14pt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10f5ea"/>
    </style:style>
    <style:style style:name="T16" style:family="text">
      <style:text-properties officeooo:rsid="0011d726"/>
    </style:style>
    <style:style style:name="T17" style:family="text">
      <style:text-properties officeooo:rsid="0012af91"/>
    </style:style>
    <style:style style:name="T18" style:family="text">
      <style:text-properties officeooo:rsid="00145312"/>
    </style:style>
    <style:style style:name="T19" style:family="text">
      <style:text-properties officeooo:rsid="0014bdab"/>
    </style:style>
    <style:style style:name="T20" style:family="text">
      <style:text-properties officeooo:rsid="00152255"/>
    </style:style>
    <style:style style:name="T21" style:family="text">
      <style:text-properties officeooo:rsid="001640c5"/>
    </style:style>
    <style:style style:name="T22" style:family="text">
      <style:text-properties officeooo:rsid="0016b7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Introduction to the Spring Framework</text:h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Table_20_Heading">Objectives</text:p>
            </table:table-cell>
          </table:table-row>
        </table:table-header-rows>
        <table:table-row>
          <table:table-cell table:style-name="Table1.A2" office:value-type="string">
            <text:p text:style-name="P19">Key objectives of this chapter:</text:p>
            <text:list xml:id="list4154170761" text:style-name="Slide_20_Bullet">
              <text:list-item>
                <text:p text:style-name="P20">What is the Spring Framework?</text:p>
              </text:list-item>
              <text:list-item>
                <text:p text:style-name="P25">Coding to Interfaces</text:p>
              </text:list-item>
              <text:list-item>
                <text:p text:style-name="P25">Dependency Injection</text:p>
              </text:list-item>
              <text:list-item>
                <text:p text:style-name="P25">Testability</text:p>
              </text:list-item>
              <text:list-item>
                <text:p text:style-name="P20">Spring <text:span text:style-name="T16">ApplicationContext and Beans</text:span></text:p>
              </text:list-item>
            </text:list>
          </table:table-cell>
        </table:table-row>
      </table:table>
      <text:h text:style-name="P55" text:outline-level="2"/>
      <text:h text:style-name="P57" text:outline-level="2">What is the Spring Framework?</text:h>
      <text:list xml:id="list174714886027115" text:continue-numbering="true" text:style-name="Slide_20_Bullet">
        <text:list-item>
          <text:p text:style-name="P20">Spring is an open-source Java <text:span text:style-name="T20">framework</text:span> that provides infrastructure support for Java applications</text:p>
        </text:list-item>
        <text:list-item>
          <text:p text:style-name="P20">Spring applications are more</text:p>
          <text:list>
            <text:list-item>
              <text:p text:style-name="P20">Testable</text:p>
            </text:list-item>
            <text:list-item>
              <text:p text:style-name="P20">Flexible </text:p>
            </text:list-item>
            <text:list-item>
              <text:p text:style-name="P26">Maintainable</text:p>
            </text:list-item>
            <text:list-item>
              <text:p text:style-name="P20"><text:span text:style-name="T20">Usable </text:span>with <text:span text:style-name="T5">other </text:span>frameworks</text:p>
            </text:list-item>
          </text:list>
        </text:list-item>
        <text:list-item>
          <text:p text:style-name="P20">Spring provides many things that are common to many Java applications so you can concentrate more on what is different about your application</text:p>
        </text:list-item>
      </text:list>
      <text:p text:style-name="Notes_20_Header">What is the Spring Framework?</text:p>
      <text:p text:style-name="Text_20_body">The Spring Framework was created by Rod Johnson. <text:s/>It has been an open source project since February 2003. <text:s/></text:p>
      <text:p text:style-name="Text_20_body">See <text:a xlink:type="simple" xlink:href="http://projects.spring.io/spring-framework/" text:style-name="Internet_20_link" text:visited-style-name="Visited_20_Internet_20_Link">http://projects.spring.io/spring-framework/</text:a> for more information.</text:p>
      <text:h text:style-name="P55" text:outline-level="2"/>
      <text:h text:style-name="P55" text:outline-level="2"/>
      <text:h text:style-name="P58" text:outline-level="2">Spring Philosophies - <text:span text:style-name="T17">1</text:span></text:h>
      <text:list xml:id="list174716900650511" text:continue-numbering="true" text:style-name="Slide_20_Bullet">
        <text:list-item>
          <text:p text:style-name="P21">Java E<text:span text:style-name="T5">nterprise applications </text:span>should be easy to <text:span text:style-name="T5">build, test, and maintain</text:span></text:p>
          <text:list>
            <text:list-item>
              <text:p text:style-name="P21">Spring <text:span text:style-name="T5">began</text:span> as an <text:span text:style-name="T5">Enterprise Java Beans (</text:span>EJB<text:span text:style-name="T5">)</text:span> <text:span text:style-name="T5">alternative</text:span>. <text:s/></text:p>
              <text:list>
                <text:list-item>
                  <text:p text:style-name="P21">EJB <text:span text:style-name="T5">development was initially very difficult. <text:s/></text:span></text:p>
                </text:list-item>
                <text:list-item>
                  <text:p text:style-name="P27">Newer versions of Jakarta Enterprise Edition (J<text:span text:style-name="T22">akarta</text:span>EE) are much simpler due to Spring’s influence.</text:p>
                </text:list-item>
              </text:list>
            </text:list-item>
          </text:list>
        </text:list-item>
        <text:list-item>
          <text:p text:style-name="P21">Object-oriented design is more important than the underlying technology.</text:p>
          <text:list>
            <text:list-item>
              <text:p text:style-name="P27">Use of simple design patterns such as templates, factories, proxies, etc. produce simple solutions.</text:p>
            </text:list-item>
          </text:list>
        </text:list-item>
        <text:list-item>
          <text:p text:style-name="P30">Spring is non-invasive</text:p>
          <text:list>
            <text:list-item>
              <text:p text:style-name="P30">Your code should have as few direct references to the Spring framework as possible</text:p>
            </text:list-item>
          </text:list>
        </text:list-item>
      </text:list>
      <text:p text:style-name="P2"/>
      <text:h text:style-name="P58" text:outline-level="2">Spring Philosophies -<text:span text:style-name="T17">2</text:span></text:h>
      <text:list xml:id="list174714967968652" text:continue-numbering="true" text:style-name="Slide_20_Bullet">
        <text:list-item>
          <text:p text:style-name="P27">Coding to Interfaces:</text:p>
          <text:list>
            <text:list-item>
              <text:p text:style-name="P27">Objects should reference each other using interfaces rather than classes.</text:p>
            </text:list-item>
            <text:list-item>
              <text:p text:style-name="P21"><text:span text:style-name="T5">Components become </text:span>loosely coupled; <text:span text:style-name="T5">each is only aware of the contract – not the implementation – other referenced components.</text:span></text:p>
            </text:list-item>
          </text:list>
        </text:list-item>
        <text:list-item>
          <text:p text:style-name="P27">POJO Programming:</text:p>
          <text:list>
            <text:list-item>
              <text:p text:style-name="P27">Plain Old Java Objects (POJO): Java objects that do not extend or implement framework-specific classes or interfaces.</text:p>
            </text:list-item>
            <text:list-item>
              <text:p text:style-name="P27">Applications should be built largely with POJOs, having little dependency on frameworks – including Spring!</text:p>
            </text:list-item>
          </text:list>
        </text:list-item>
        <text:list-item>
          <text:p text:style-name="P21">Applications should be easy to test</text:p>
          <text:list>
            <text:list-item>
              <text:p text:style-name="P27">It is easy to build and run automated tests of loosely coupled POJOs using JUnit, TestNG, Mockito, Continuous Integration tools, etc.</text:p>
            </text:list-item>
          </text:list>
        </text:list-item>
      </text:list>
      <text:p text:style-name="P2"/>
      <text:p text:style-name="P3"/>
      <text:p text:style-name="Text_20_body"/>
      <text:h text:style-name="P59" text:outline-level="2"/>
      <text:h text:style-name="P61" text:outline-level="2">Coding to Interfaces - <text:span text:style-name="T17">1</text:span></text:h>
      <text:list text:continue-numbering="true" text:style-name="Slide_20_Bullet">
        <text:list-item>
          <text:p text:style-name="P28">Consider this tax calculation example. <text:s/>An interface defines the ‘contract’ of a tax calculator:</text:p>
        </text:list-item>
      </text:list>
      <text:p text:style-name="P5"/>
      <text:p text:style-name="P13"><text:span text:style-name="T1">public interface TaxCalculator</text:span> {</text:p>
      <text:p text:style-name="P13"><text:tab/>public double calculateTax(double amount);<text:tab/></text:p>
      <text:p text:style-name="P13">}</text:p>
      <text:p text:style-name="P5"/>
      <text:list text:continue-numbering="true" text:style-name="Slide_20_Bullet">
        <text:list-header>
          <text:p text:style-name="P22"/>
        </text:list-header>
        <text:list-item>
          <text:p text:style-name="P28">Separately, a class implements the interface:</text:p>
        </text:list-item>
      </text:list>
      <text:p text:style-name="P5"/>
      <text:p text:style-name="P13"><text:span text:style-name="T1">public class SalesTaxCalculator implements TaxCalculator </text:span>{</text:p>
      <text:p text:style-name="P13"><text:tab/>private double taxRate = 0.05;<text:tab/>// default rate</text:p>
      <text:p text:style-name="P13"><text:tab/>public double calculateTax(double amount) {</text:p>
      <text:p text:style-name="P13"><text:tab/><text:tab/>return amount * taxRate;</text:p>
      <text:p text:style-name="P13"><text:tab/>}<text:tab/></text:p>
      <text:p text:style-name="P13">}</text:p>
      <text:p text:style-name="P5"/>
      <text:list xml:id="list174716839378665" text:continue-numbering="true" text:style-name="Slide_20_Bullet">
        <text:list-header>
          <text:p text:style-name="P22"/>
          <text:p text:style-name="P22"/>
          <text:p text:style-name="P22"/>
        </text:list-header>
      </text:list>
      <text:h text:style-name="P58" text:outline-level="2"><text:span text:style-name="T5">Coding to Interfaces - </text:span><text:span text:style-name="T17">2</text:span></text:h>
      <text:list text:continue-numbering="true" text:style-name="Slide_20_Bullet">
        <text:list-item>
          <text:p text:style-name="P21"><text:span text:style-name="T5">A separate </text:span>component that uses the <text:span text:style-name="T6">TaxCalculator</text:span> component <text:span text:style-name="T5">does not need to </text:span>refer to the <text:span text:style-name="T9">SalesT</text:span><text:span text:style-name="T6">axCalculator</text:span> class:</text:p>
        </text:list-item>
      </text:list>
      <text:p text:style-name="P10"/>
      <text:p text:style-name="P10">public class Register {</text:p>
      <text:p text:style-name="P10"><text:tab/>private <text:span text:style-name="T1">TaxCalculator taxCalc;</text:span></text:p>
      <text:p text:style-name="P10"><text:tab/>public double computeTotal(double beforeTax) {</text:p>
      <text:p text:style-name="P10"><text:tab/><text:tab/>return beforeTax + taxCalc.calculateTax(beforeTax);</text:p>
      <text:p text:style-name="P11"><text:s text:c="2"/>}</text:p>
      <text:p text:style-name="P11">}</text:p>
      <text:p text:style-name="P11"/>
      <text:list xml:id="list174715672960026" text:continue-numbering="true" text:style-name="Slide_20_Bullet">
        <text:list-header>
          <text:p text:style-name="P21"/>
        </text:list-header>
        <text:list-item>
          <text:p text:style-name="P31">This code will work with <text:span text:style-name="T14">any</text:span> <text:span text:style-name="T6">TaxCalculator</text:span> implementation.</text:p>
        </text:list-item>
        <text:list-item>
          <text:p text:style-name="P27">… But how does this class know which implementation to use?</text:p>
        </text:list-item>
      </text:list>
      <text:h text:style-name="P60" text:outline-level="2"/>
      <text:h text:style-name="P62" text:outline-level="2">Dependency Injection - <text:span text:style-name="T17">1</text:span></text:h>
      <text:list text:continue-numbering="true" text:style-name="Slide_20_Bullet">
        <text:list-item>
          <text:p text:style-name="P22"><text:span text:style-name="T5">Objects </text:span><text:span text:style-name="T17">are </text:span><text:span text:style-name="T5">written so dependent objects are “injected” into each other.</text:span></text:p>
        </text:list-item>
        <text:list-item>
          <text:p text:style-name="P28">The <text:span text:style-name="T6">Register</text:span> object can be coded to expect a <text:span text:style-name="T6">TaxCalculator</text:span> reference to be provided when created:</text:p>
        </text:list-item>
      </text:list>
      <text:p text:style-name="P13"><text:s text:c="4"/>public class Register {</text:p>
      <text:p text:style-name="P13"><text:tab/> <text:s text:c="3"/><text:span text:style-name="T1">private TaxCalculator taxCalc;</text:span></text:p>
      <text:p text:style-name="P13"><text:tab/> <text:s text:c="3"/><text:span text:style-name="T1">public </text:span><text:span text:style-name="T2">Register (TaxCalculator taxCalculator) {</text:span></text:p>
      <text:p text:style-name="P6"><text:s text:c="9"/>taxCalc = taxCalculator;</text:p>
      <text:p text:style-name="P6"><text:s text:c="6"/>}</text:p>
      <text:p text:style-name="P13"><text:s text:c="6"/>...</text:p>
      <text:p text:style-name="P12"><text:s text:c="4"/>}</text:p>
      <text:list text:continue-numbering="true" text:style-name="Slide_20_Bullet">
        <text:list-header>
          <text:p text:style-name="P22"/>
        </text:list-header>
        <text:list-item>
          <text:p text:style-name="P28">A separate object is responsible for instantiating and dependency injecting objects:</text:p>
        </text:list-item>
      </text:list>
      <text:p text:style-name="P13"><text:s text:c="4"/>public class App {</text:p>
      <text:p text:style-name="P13"><text:s text:c="5"/><text:tab/>public static void main(String[] args) {</text:p>
      <text:p text:style-name="P13"><text:tab/><text:tab/> <text:s text:c="3"/><text:span text:style-name="T2">TaxCalculator calc = new <text:s/>SalesTaxCalculator();</text:span></text:p>
      <text:p text:style-name="P6"><text:tab/><text:tab/> <text:s text:c="3"/>Register register = new Register(calc);</text:p>
      <text:p text:style-name="P13"><text:tab/><text:tab/> <text:s text:c="3"/>...</text:p>
      <text:p text:style-name="P13"><text:tab/> <text:s text:c="3"/>}</text:p>
      <text:p text:style-name="P13"><text:s text:c="4"/>}</text:p>
      <text:list xml:id="list174716822718549" text:continue-numbering="true" text:style-name="Slide_20_Bullet">
        <text:list-header>
          <text:p text:style-name="P22"/>
          <text:p text:style-name="P28"/>
        </text:list-header>
      </text:list>
      <text:p text:style-name="P29"/>
      <text:h text:style-name="P58" text:outline-level="2"><text:span text:style-name="T5">Dependency Injection - </text:span><text:span text:style-name="T17">2</text:span></text:h>
      <text:list xml:id="list174716603792447" text:continue-numbering="true" text:style-name="Slide_20_Bullet">
        <text:list-item>
          <text:p text:style-name="P30">Dependency Injection has an impact on our design.</text:p>
        </text:list-item>
        <text:list-item>
          <text:p text:style-name="P27">Separation of concerns:</text:p>
          <text:list>
            <text:list-item>
              <text:p text:style-name="P27">The <text:span text:style-name="T6">Register</text:span> is responsible for computing the total amount; not for determining which <text:span text:style-name="T6">TaxCalculator</text:span> to use.</text:p>
            </text:list-item>
            <text:list-item>
              <text:p text:style-name="P27">The <text:span text:style-name="T6">App</text:span> is responsible for managing objects, not business logic. <text:s/></text:p>
            </text:list-item>
          </text:list>
        </text:list-item>
        <text:list-item>
          <text:p text:style-name="P27"><text:span text:style-name="T15">O</text:span>ur business logic <text:span text:style-name="T15">is free </text:span>from the burden of managing separate objects</text:p>
          <text:list>
            <text:list-item>
              <text:p text:style-name="P27">Easier to change, easier to test. </text:p>
            </text:list-item>
          </text:list>
        </text:list-item>
      </text:list>
      <text:h text:style-name="P61" text:outline-level="2">Easy to Test</text:h>
      <text:list text:continue-numbering="true" text:style-name="Slide_20_Bullet">
        <text:list-item>
          <text:p text:style-name="P28">POJOs / coding to interfaces makes objects easy to test.</text:p>
        </text:list-item>
      </text:list>
      <text:p text:style-name="P8">@Test</text:p>
      <text:p text:style-name="P9">public void testComputeTotal() {</text:p>
      <text:p text:style-name="P9"><text:s text:c="4"/></text:p>
      <text:p text:style-name="P9"><text:s text:c="4"/><text:span text:style-name="T1">// Setup Mock TaxCalculator (Mockito):</text:span></text:p>
      <text:p text:style-name="P9"><text:s text:c="4"/>TaxCalculator taxCalculator = mock(TaxCalculator.class);</text:p>
      <text:p text:style-name="P9"><text:s text:c="4"/>when(taxCalculatorMock.calculateTax(<text:span text:style-name="T5">100.0</text:span>))</text:p>
      <text:p text:style-name="P9"><text:s text:c="8"/>.thenReturn(10.0); </text:p>
      <text:p text:style-name="P9"/>
      <text:p text:style-name="P9"><text:s text:c="4"/><text:span text:style-name="T1">// Dependency inject mock taxCalculator into Register</text:span></text:p>
      <text:p text:style-name="P9"><text:s text:c="4"/>Register register = new Register(taxCalculatorMock);</text:p>
      <text:p text:style-name="P9"/>
      <text:p text:style-name="P9"><text:s text:c="4"/><text:span text:style-name="T1">// Call the method under test</text:span></text:p>
      <text:p text:style-name="P9"><text:s text:c="4"/>double total = register.computeTotal(100.0); </text:p>
      <text:p text:style-name="P9"/>
      <text:p text:style-name="P9"><text:s text:c="4"/><text:span text:style-name="T1">// </text:span><text:span text:style-name="T2">Check results</text:span><text:span text:style-name="T1"> </text:span></text:p>
      <text:p text:style-name="P9"><text:s text:c="4"/>assertEquals(110.0, total, 0); </text:p>
      <text:p text:style-name="P9">}</text:p>
      <text:list xml:id="list174715374355880" text:continue-numbering="true" text:style-name="Slide_20_Bullet">
        <text:list-header>
          <text:p text:style-name="P22"/>
        </text:list-header>
        <text:list-item>
          <text:p text:style-name="P32"><text:span text:style-name="T20">The </text:span><text:span text:style-name="T8">Register</text:span><text:span text:style-name="T20"> can be tested with many potential </text:span><text:span text:style-name="T8">TaxCalculator</text:span><text:span text:style-name="T20"> scenarios.</text:span></text:p>
        </text:list-item>
        <text:list-item>
          <text:p text:style-name="P32">Notice that the unit test example above uses JUnit and Mockito, but has no references to Spring. <text:s/></text:p>
        </text:list-item>
      </text:list>
      <text:h text:style-name="P56" text:outline-level="2"/>
      <text:h text:style-name="P63" text:outline-level="2">Why Spring?</text:h>
      <text:list xml:id="list174716184955637" text:continue-numbering="true" text:style-name="Slide_20_Bullet">
        <text:list-item>
          <text:p text:style-name="P20"><text:span text:style-name="T5">E</text:span>nterprise applications require services such as <text:span text:style-name="T5">database access, </text:span>transactions, <text:span text:style-name="T5">external configuration, </text:span>security, <text:span text:style-name="T5">etc.</text:span></text:p>
          <text:list>
            <text:list-item>
              <text:p text:style-name="P20"><text:span text:style-name="T5">These should be provided by a framework and </text:span>kept separate from application business logic</text:p>
            </text:list-item>
          </text:list>
        </text:list-item>
        <text:list-item>
          <text:p text:style-name="P28"><text:span text:style-name="T17">Spring is wi</text:span>dely used in the Java space. <text:s/>Active community.</text:p>
          <text:list>
            <text:list-item>
              <text:p text:style-name="P28">Many subprojects dealing with databases, NoSQL, cloud computing, orchestration, streaming, batch, web services, etc.</text:p>
            </text:list-item>
          </text:list>
        </text:list-item>
        <text:list-item>
          <text:p text:style-name="P33">Spring is non-invasive; most of your work will be with POJOs</text:p>
        </text:list-item>
        <text:list-item>
          <text:p text:style-name="P27">Spring is not bound by a formal specification, allowing for rapid innovation</text:p>
          <text:list>
            <text:list-item>
              <text:p text:style-name="P27">Spring introduces cutting-edge subprojects for microservices, artificial intelligence, <text:span text:style-name="T20">reactive programming, </text:span>etc.</text:p>
            </text:list-item>
            <text:list-item>
              <text:p text:style-name="P27">JEE is governed by a community process that move<text:span text:style-name="T19">s</text:span> more slowly.</text:p>
            </text:list-item>
          </text:list>
        </text:list-item>
        <text:list-item>
          <text:p text:style-name="P21">Spring <text:span text:style-name="T5">values backwards compatibility</text:span></text:p>
          <text:list>
            <text:list-item>
              <text:p text:style-name="P28">It is understood that <text:span text:style-name="T19">framework </text:span>users may not have the freedom to upgrade their Java versions, application servers, etc. just to use the latest Spring version</text:p>
            </text:list-item>
          </text:list>
        </text:list-item>
      </text:list>
      <text:h text:style-name="P55" text:outline-level="2"/>
      <text:h text:style-name="P57" text:outline-level="2">Spring Container</text:h>
      <text:list xml:id="list174715855193272" text:continue-numbering="true" text:style-name="Slide_20_Bullet">
        <text:list-item>
          <text:p text:style-name="P28">A Spring application creates a central object of type <text:span text:style-name="T10">ApplicationContext</text:span></text:p>
          <text:list>
            <text:list-item>
              <text:p text:style-name="P27">The <text:span text:style-name="T10">ApplicationContext</text:span> is <text:span text:style-name="T17">a container for your Java objects.</text:span></text:p>
            </text:list-item>
            <text:list-item>
              <text:p text:style-name="P27"><text:span text:style-name="T17">U</text:span>sed to create and manage <text:span text:style-name="T14">Spring Beans</text:span>.</text:p>
            </text:list-item>
          </text:list>
        </text:list-item>
        <text:list-item>
          <text:p text:style-name="P28"><text:span text:style-name="T14">Spring Beans</text:span> are <text:span text:style-name="T15">simply</text:span> Java objects which Spring will manage on your behalf.</text:p>
          <text:list>
            <text:list-item>
              <text:p text:style-name="P33">Spring creates your objects when needed</text:p>
            </text:list-item>
            <text:list-item>
              <text:p text:style-name="P33">Spring dependency injects your objects as instructed</text:p>
            </text:list-item>
            <text:list-item>
              <text:p text:style-name="P33">Spring configures your objects as needed.</text:p>
            </text:list-item>
          </text:list>
        </text:list-item>
        <text:list-item>
          <text:p text:style-name="P23"><text:span text:style-name="T15">Spring requires </text:span><text:span text:style-name="T1">configuration metadata</text:span><text:span text:style-name="T3"> </text:span><text:span text:style-name="T4">to perform this.</text:span></text:p>
        </text:list-item>
        <text:list-item>
          <text:p text:style-name="P35">Th<text:span text:style-name="T15">is metadata can</text:span> be provided in multiple ways:</text:p>
          <text:list>
            <text:list-item>
              <text:p text:style-name="P36">Java <text:span text:style-name="T12">@Configuration</text:span> classes </text:p>
            </text:list-item>
            <text:list-item>
              <text:p text:style-name="P37">Annotations within source code</text:p>
            </text:list-item>
            <text:list-item>
              <text:p text:style-name="P37">XML files (legacy, but still fully supported)</text:p>
              <text:p text:style-name="P23"/>
            </text:list-item>
          </text:list>
        </text:list-item>
      </text:list>
      <text:h text:style-name="P55" text:outline-level="2"/>
      <text:h text:style-name="P64" text:outline-level="2"><text:span text:style-name="T19">Quick </text:span>Spring<text:span text:style-name="T19"> </text:span>Example - <text:span text:style-name="T15">@Configuration</text:span></text:h>
      <text:list text:continue-numbering="true" text:style-name="Slide_20_Bullet">
        <text:list-item>
          <text:p text:style-name="P23"><text:span text:style-name="T15">A </text:span><text:span text:style-name="T7">@Configuration</text:span><text:span text:style-name="T15"> class can be used to provide metadata to Spring.</text:span></text:p>
        </text:list-item>
      </text:list>
      <text:p text:style-name="P7">@Configuration</text:p>
      <text:p text:style-name="P14">public class Config {</text:p>
      <text:p text:style-name="P14"/>
      <text:p text:style-name="P14"><text:s text:c="4"/><text:span text:style-name="T1">@Bean</text:span></text:p>
      <text:p text:style-name="P14"><text:s text:c="4"/>public TaxCalculator taxCalculator() {</text:p>
      <text:p text:style-name="P14"><text:s text:c="8"/>return new SalesTaxCalculator();</text:p>
      <text:p text:style-name="P14"><text:s text:c="4"/>}</text:p>
      <text:p text:style-name="P14"/>
      <text:p text:style-name="P14"><text:s text:c="4"/><text:span text:style-name="T1">@Bean </text:span></text:p>
      <text:p text:style-name="P14"><text:s text:c="4"/><text:span text:style-name="T18">public </text:span>Register register(TaxCalculator calc) {</text:p>
      <text:p text:style-name="P14"><text:s text:c="8"/>return new Register(calc);</text:p>
      <text:p text:style-name="P14"><text:s text:c="4"/>}</text:p>
      <text:p text:style-name="P14">}</text:p>
      <text:list xml:id="list174716496808454" text:continue-numbering="true" text:style-name="Slide_20_Bullet">
        <text:list-header>
          <text:p text:style-name="P23"/>
        </text:list-header>
        <text:list-item>
          <text:p text:style-name="P23"><text:span text:style-name="T7">@Configuration</text:span><text:span text:style-name="T15"> – marks this class as containing Spring configuration.</text:span></text:p>
        </text:list-item>
        <text:list-item>
          <text:p text:style-name="P23"><text:span text:style-name="T7">@Bean</text:span><text:span text:style-name="T15"> – defines a bean definition</text:span></text:p>
          <text:list>
            <text:list-item>
              <text:p text:style-name="P33">Bean name – based on the method name.</text:p>
            </text:list-item>
            <text:list-item>
              <text:p text:style-name="P33">Bean type – based on the return type</text:p>
            </text:list-item>
            <text:list-item>
              <text:p text:style-name="P33">Required dependencies – based on method parameters <text:span text:style-name="T20">(optional)</text:span>.</text:p>
            </text:list-item>
          </text:list>
        </text:list-item>
        <text:list-item>
          <text:p text:style-name="P33">This example <text:span text:style-name="T19">describes configuration metadata for </text:span>two beans named taxCalculator and register. <text:s/>The register bean <text:span text:style-name="T19">will be</text:span> injected with a reference to the taxCalculator.</text:p>
        </text:list-item>
      </text:list>
      <text:h text:style-name="P57" text:outline-level="2"><text:span text:style-name="T19">Quick </text:span>Spring Example - <text:span text:style-name="T15">ApplicationContext</text:span></text:h>
      <text:list text:continue-numbering="true" text:style-name="Slide_20_Bullet">
        <text:list-item>
          <text:p text:style-name="P23"><text:span text:style-name="T15">Create an </text:span><text:span text:style-name="T11">ApplicationContext</text:span><text:span text:style-name="T15"> using the following code:</text:span></text:p>
        </text:list-item>
      </text:list>
      <text:p text:style-name="P4"/>
      <text:p text:style-name="P7">ApplicationContext context = </text:p>
      <text:p text:style-name="P7"><text:s text:c="4"/>new AnnotationConfigApplicationContext(Config.class);</text:p>
      <text:p text:style-name="P14"/>
      <text:p text:style-name="P14">Register register = <text:span text:style-name="T1">context.getBean(Register.class);</text:span></text:p>
      <text:p text:style-name="P14"/>
      <text:p text:style-name="P14">double total = register.computeTotal(18.45);</text:p>
      <text:p text:style-name="P4"/>
      <text:list xml:id="list174715839009851" text:continue-numbering="true" text:style-name="Slide_20_Bullet">
        <text:list-header>
          <text:p text:style-name="P33"/>
        </text:list-header>
        <text:list-item>
          <text:p text:style-name="P33">This code:</text:p>
          <text:list>
            <text:list-item>
              <text:p text:style-name="P34">Creates an <text:span text:style-name="T11">ApplicationContext</text:span> based on configuration <text:span text:style-name="T19">metadata </text:span>in the <text:span text:style-name="T13">Config </text:span>class.</text:p>
            </text:list-item>
            <text:list-item>
              <text:p text:style-name="P33"><text:span text:style-name="T17">Obtains</text:span> a reference to the <text:span text:style-name="T8">Register</text:span> bean</text:p>
            </text:list-item>
            <text:list-item>
              <text:p text:style-name="P33">Calls the business logic.</text:p>
            </text:list-item>
          </text:list>
        </text:list-item>
      </text:list>
      <text:h text:style-name="P55" text:outline-level="2"/>
      <text:h text:style-name="P57" text:outline-level="2">Avoiding Dependency on Spring</text:h>
      <text:list xml:id="list174716851928764" text:continue-numbering="true" text:style-name="Slide_20_Bullet">
        <text:list-item>
          <text:p text:style-name="P33">Spring is intended to be a “non-invasive” framework.</text:p>
          <text:list>
            <text:list-item>
              <text:p text:style-name="P33">The Spring team recommends writing code with as few references to the Spring framework as possible.</text:p>
            </text:list-item>
            <text:list-item>
              <text:p text:style-name="P23"><text:span text:style-name="T15">The </text:span><text:span text:style-name="T8">Register</text:span><text:span text:style-name="T5"> </text:span><text:span text:style-name="T15">and </text:span><text:span text:style-name="T8">TaxCalculator</text:span><text:span text:style-name="T5"> </text:span><text:span text:style-name="T15">have no references to Spring at all – true POJOs.</text:span></text:p>
            </text:list-item>
            <text:list-item>
              <text:p text:style-name="P23"><text:span text:style-name="T15">It </text:span>should be possible to use th<text:span text:style-name="T15">is code </text:span>with an <text:span text:style-name="T15">alternate framework</text:span></text:p>
              <text:list>
                <text:list-item>
                  <text:p text:style-name="P33">Guice, Dagger, CDI, PicoContainer, etc.</text:p>
                </text:list-item>
              </text:list>
            </text:list-item>
          </text:list>
        </text:list-item>
      </text:list>
      <text:h text:style-name="P57" text:outline-level="2">Additional Spring Projects/Frameworks</text:h>
      <text:list text:continue-numbering="true" text:style-name="Slide_20_Bullet">
        <text:list-item>
          <text:p text:style-name="P38">Spring also provides many additional projects and frameworks:</text:p>
        </text:list-item>
      </text:list>
      <table:table table:name="Table2" table:style-name="Table2" table:template-name="Default Style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8"/>
          </table:table-cell>
          <table:table-cell table:style-name="Table2.A1" office:value-type="string">
            <text:p text:style-name="P68"/>
          </table:table-cell>
        </table:table-row>
        <table:table-row table:style-name="Table2.1">
          <table:table-cell table:style-name="Table2.A2" office:value-type="string">
            <text:p text:style-name="P16">Spring MVC</text:p>
          </table:table-cell>
          <table:table-cell table:style-name="Table2.B2" office:value-type="string">
            <text:p text:style-name="P16">Traditional web and REST backends</text:p>
          </table:table-cell>
        </table:table-row>
        <table:table-row>
          <table:table-cell table:style-name="Table2.A3" office:value-type="string">
            <text:p text:style-name="P16">Spring Data</text:p>
          </table:table-cell>
          <table:table-cell table:style-name="Table2.B3" office:value-type="string">
            <text:p text:style-name="P16">Consistent data access approach for relational and non-relational data sources.</text:p>
          </table:table-cell>
        </table:table-row>
        <table:table-row>
          <table:table-cell table:style-name="Table2.A3" office:value-type="string">
            <text:p text:style-name="P16">Spring Security</text:p>
          </table:table-cell>
          <table:table-cell table:style-name="Table2.B4" office:value-type="string">
            <text:p text:style-name="P16">Security for web and non-web applications</text:p>
          </table:table-cell>
        </table:table-row>
        <table:table-row>
          <table:table-cell table:style-name="Table2.A3" office:value-type="string">
            <text:p text:style-name="P16">Spring Cloud</text:p>
          </table:table-cell>
          <table:table-cell table:style-name="Table2.B5" office:value-type="string">
            <text:p text:style-name="P16">Distributed systems and microservices</text:p>
          </table:table-cell>
        </table:table-row>
        <table:table-row>
          <table:table-cell table:style-name="Table2.A3" office:value-type="string">
            <text:p text:style-name="P16">Spring Integration</text:p>
          </table:table-cell>
          <table:table-cell table:style-name="Table2.B6" office:value-type="string">
            <text:p text:style-name="P16">Implements well-know Enterprise Integration Patterns</text:p>
          </table:table-cell>
        </table:table-row>
        <table:table-row>
          <table:table-cell table:style-name="Table2.A3" office:value-type="string">
            <text:p text:style-name="P16">Spring Batch</text:p>
          </table:table-cell>
          <table:table-cell table:style-name="Table2.B7" office:value-type="string">
            <text:p text:style-name="P16">High volume batch operations</text:p>
          </table:table-cell>
        </table:table-row>
        <table:table-row>
          <table:table-cell table:style-name="Table2.A3" office:value-type="string">
            <text:p text:style-name="P15">Spring AI</text:p>
          </table:table-cell>
          <table:table-cell table:style-name="Table2.B8" office:value-type="string">
            <text:p text:style-name="P40">Modular API for supporting various AI models and vector stores.</text:p>
          </table:table-cell>
        </table:table-row>
        <table:table-row table:style-name="Table2.1">
          <table:table-cell table:style-name="Table2.A2" office:value-type="string">
            <text:p text:style-name="P16">Spring Web Flow</text:p>
          </table:table-cell>
          <table:table-cell table:style-name="Table2.B9" office:value-type="string">
            <text:p text:style-name="P41"><text:span text:style-name="T15">A</text:span> model for "wizard-like" web application interactions</text:p>
          </table:table-cell>
        </table:table-row>
        <table:table-row>
          <table:table-cell table:style-name="Table2.A3" office:value-type="string">
            <text:p text:style-name="P16">Spring Web Services</text:p>
          </table:table-cell>
          <table:table-cell table:style-name="Table2.B10" office:value-type="string">
            <text:p text:style-name="P16">SOAP-based web services</text:p>
          </table:table-cell>
        </table:table-row>
        <table:table-row>
          <table:table-cell table:style-name="Table2.A3" office:value-type="string">
            <text:p text:style-name="P17">Spring Boot</text:p>
          </table:table-cell>
          <table:table-cell table:style-name="Table2.B11" office:value-type="string">
            <text:p text:style-name="P17">Opinionated approach to building a Spring application</text:p>
          </table:table-cell>
        </table:table-row>
      </table:table>
      <text:list xml:id="list174716421969390" text:continue-numbering="true" text:style-name="Slide_20_Bullet">
        <text:list-header>
          <text:p text:style-name="P39"/>
          <text:list>
            <text:list-item>
              <text:p text:style-name="P20">Many others - <text:a xlink:type="simple" xlink:href="http://spring.io/projects" text:style-name="Internet_20_link" text:visited-style-name="Visited_20_Internet_20_Link">http://spring.io/projects</text:a> </text:p>
            </text:list-item>
          </text:list>
        </text:list-header>
      </text:list>
      <text:p text:style-name="P19"/>
      <text:p text:style-name="P19"/>
      <text:h text:style-name="P65" text:outline-level="2">What is Spring Boot?</text:h>
      <text:list xml:id="list174716518647664" text:continue-numbering="true" text:style-name="Slide_20_Bullet">
        <text:list-item>
          <text:p text:style-name="P42">Spring applications greatly simplify the task of building, maintaining, testing, and running Java applications.</text:p>
          <text:list>
            <text:list-item>
              <text:p text:style-name="P42">Especially when compared to (early) versions of JEE.</text:p>
            </text:list-item>
          </text:list>
        </text:list-item>
        <text:list-item>
          <text:p text:style-name="P42">However, they still require detailed setup and configuration to get started.</text:p>
          <text:list>
            <text:list-item>
              <text:p text:style-name="P42">Especially when compared to other languages / frameworks (Python/Flask, NodeJS/Express, Ruby on Rails, etc.)</text:p>
            </text:list-item>
          </text:list>
        </text:list-item>
        <text:list-item>
          <text:p text:style-name="P42">Spring Boot – An opinionated view of the Spring platform and third-party libraries. <text:s/></text:p>
          <text:list>
            <text:list-item>
              <text:p text:style-name="P42">Used to get started quickly, but is also production ready.</text:p>
            </text:list-item>
            <text:list-item>
              <text:p text:style-name="P42">Minimizes the amount of explicit configuration.</text:p>
            </text:list-item>
            <text:list-item>
              <text:p text:style-name="P42">Eases dependency management</text:p>
            </text:list-item>
          </text:list>
        </text:list-item>
        <text:list-item>
          <text:p text:style-name="P42">Modern Spring applications are usually based on Spring Boot</text:p>
          <text:list>
            <text:list-item>
              <text:p text:style-name="P42">Effective use of Spring Boot requires knowledge of Spring fundamentals. <text:s/></text:p>
            </text:list-item>
          </text:list>
          <text:p text:style-name="P42"/>
        </text:list-item>
      </text:list>
      <text:h text:style-name="P66" text:outline-level="2"><text:span text:style-name="T21">Knowledge Check #1</text:span></text:h>
      <text:list text:continue-numbering="true" text:style-name="Slide_20_Bullet">
        <text:list-item>
          <text:p text:style-name="P49">What is a Spring “ApplicationContext”?</text:p>
          <text:p text:style-name="P45"/>
        </text:list-item>
      </text:list>
      <text:p text:style-name="P47">1. <text:s/>A central object that serves as a container and manager of your Java objects, known as Spring Beans.</text:p>
      <text:p text:style-name="P47">2. <text:s/>An annotation used to mark a class as a Spring configuration class</text:p>
      <text:p text:style-name="P47">3. <text:s/>An object used to get started quickly by minimizing explicit configuration and easing dependency management.</text:p>
      <text:p text:style-name="P47">4. <text:s/>An object that allows us to quickly create Java-based web applications.</text:p>
      <text:list xml:id="list174716212426563" text:continue-numbering="true" text:style-name="Slide_20_Bullet">
        <text:list-header>
          <text:p text:style-name="P43"/>
        </text:list-header>
      </text:list>
      <text:h text:style-name="P66" text:outline-level="2"><text:span text:style-name="T21">Knowledge Check #1</text:span></text:h>
      <text:list text:continue-numbering="true" text:style-name="Slide_20_Bullet">
        <text:list-item>
          <text:p text:style-name="P49">What is a Spring “ApplicationContext”?</text:p>
          <text:p text:style-name="P45"/>
        </text:list-item>
      </text:list>
      <text:p text:style-name="P51">1. <text:s/>A central object that serves as a container and manager of your Java objects, known as Spring Beans.</text:p>
      <text:p text:style-name="P47">2. <text:s/>An annotation used to mark a class as a Spring configuration class</text:p>
      <text:p text:style-name="P47">3. <text:s/>An object used to get started quickly by minimizing explicit configuration and easing dependency management.</text:p>
      <text:p text:style-name="P47">4. <text:s/>An object that allows us to quickly create Java-based web applications.</text:p>
      <text:list xml:id="list174715842526577" text:continue-numbering="true" text:style-name="Slide_20_Bullet">
        <text:list-header>
          <text:p text:style-name="P43"/>
        </text:list-header>
      </text:list>
      <text:p text:style-name="P53">The @Configuration annotation marks a class as a Spring configuration class. <text:s/>Spring Boot is a framework used to get started quickly by minimizing explicit configuration and easing dependency management. <text:s/>Spring MVC is the module within Spring that will address web applications.</text:p>
      <text:p text:style-name="P53"/>
      <text:p text:style-name="P53"/>
      <text:h text:style-name="P67" text:outline-level="2"><text:span text:style-name="T21">Knowledge Check #</text:span><text:span text:style-name="T22">2</text:span></text:h>
      <text:list xml:id="list174715557015664" text:continue-numbering="true" text:style-name="Slide_20_Bullet">
        <text:list-item>
          <text:p text:style-name="P50">What is a Spring <text:span text:style-name="T22">Bean</text:span>?</text:p>
          <text:p text:style-name="P46"/>
        </text:list-item>
      </text:list>
      <text:p text:style-name="P48">1. <text:s/><text:span text:style-name="T22">A special object which implements a Spring interface in which you write your application code</text:span>.</text:p>
      <text:p text:style-name="P48">2. <text:s/>A<text:span text:style-name="T22">n object following the JakartaEE specification for a standardized Java object.</text:span></text:p>
      <text:p text:style-name="P48">3. <text:s/>A<text:span text:style-name="T22">n object following the Spring specification for a standardized Java object.</text:span></text:p>
      <text:p text:style-name="P48">4. <text:s/><text:span text:style-name="T22">A </text:span>Java object <text:span text:style-name="T22">instantiated, configured, and managed by Spring.</text:span></text:p>
      <text:p text:style-name="P44"/>
      <text:p text:style-name="P44"/>
      <text:h text:style-name="P67" text:outline-level="2"><text:span text:style-name="T21">Knowledge Check #</text:span><text:span text:style-name="T22">2</text:span></text:h>
      <text:list xml:id="list174716989981665" text:continue-numbering="true" text:style-name="Slide_20_Bullet">
        <text:list-item>
          <text:p text:style-name="P50">What is a Spring <text:span text:style-name="T22">Bean</text:span>?</text:p>
          <text:p text:style-name="P46"/>
        </text:list-item>
      </text:list>
      <text:p text:style-name="P48">1. <text:s/><text:span text:style-name="T22">A special object which implements a Spring interface in which you write your application code</text:span>.</text:p>
      <text:p text:style-name="P48">2. <text:s/>A<text:span text:style-name="T22">n object following the JakartaEE specification for a standardized Java object.</text:span></text:p>
      <text:p text:style-name="P48">3. <text:s/>A<text:span text:style-name="T22">n object following the Spring specification for a standardized Java object.</text:span></text:p>
      <text:p text:style-name="P52">4. <text:s/><text:span text:style-name="T22">A </text:span>Java object <text:span text:style-name="T22">instantiated, configured, and managed by Spring.</text:span></text:p>
      <text:p text:style-name="P44"/>
      <text:p text:style-name="P54">Spring encourages our objects to be written as POJOs, having few dependencies on the Spring framework. <text:s/>Spring does not require our objects to implement any special interfaces or extend any special classes. <text:s/>Spring does not attempt to adhere to any JakartaEE specification. <text:s/>Spring does not define any special specification.</text:p>
      <text:p text:style-name="P44"/>
      <text:p text:style-name="P44"/>
      <text:p text:style-name="P44"/>
      <text:h text:style-name="P57" text:outline-level="2">Summary</text:h>
      <text:list text:continue-numbering="true" text:style-name="Slide_20_Bullet">
        <text:list-item>
          <text:p text:style-name="P24">Spring is an open-source Java platform that provides infrastructure support for Java applications.</text:p>
        </text:list-item>
        <text:list-item>
          <text:p text:style-name="P25">Spring encourages coding to interfaces and testable components.</text:p>
        </text:list-item>
        <text:list-item>
          <text:p text:style-name="P24"><text:span text:style-name="T16">Spring instantiates and dependency injects your </text:span>Java components.</text:p>
        </text:list-item>
        <text:list-item>
          <text:p text:style-name="P42">Difference between Spring and Spring Boot.</text:p>
          <text:p text:style-name="P24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adornments="Regular" style:font-family-generic="swiss" style:font-pitch="variable"/>
    <style:font-face style:name="Times New Roman" svg:font-family="'Times New Roman'" style:font-family-generic="roman" style:font-pitch="variable"/>
  </office:font-face-decls>
  <office:styles>
    <draw:fill-image draw:name="Bitmap_20_1" draw:display-name="Bitmap 1" xlink:href="Pictures/10000000000002FC00000043E48DACB3.png" xlink:type="simple" xlink:show="embed" xlink:actuate="onLoad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tab-stop-distance="0.2756in" style:writing-mode="page"/>
      <style:text-properties fo:color="#000000" loext:opacity="100%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Right_20_Page">
      <style:paragraph-properties fo:margin-top="0.0799in" fo:margin-bottom="0.5in" style:contextual-spacing="false" style:page-number="auto" fo:break-before="page" fo:padding="0.0598in" fo:border-left="none" fo:border-right="none" fo:border-top="none" fo:border-bottom="2.49pt solid #000000" style:shadow="non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0201in" fo:margin-bottom="0.1598in" style:contextual-spacing="false" style:page-number="auto" fo:break-before="auto" fo:break-after="auto" style:shadow="non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ffffff" loext:opacity="100%" fo:font-size="14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list-style-name="" style:class="extra">
      <style:text-properties style:font-name="Arial1" fo:font-family="Arial" style:font-style-name="Regular" style:font-family-generic="swiss" style:font-pitch="variable" fo:font-size="14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lide_20_Bullet" style:display-name="Slide Bullet" style:family="paragraph" style:parent-style-name="Text_20_body" style:list-style-name="Slide_20_Bullet" style:class="text">
      <style:text-properties style:font-name="Arial1" fo:font-family="Arial" style:font-style-name="Regular" style:font-family-generic="swiss" style:font-pitch="variable" fo:font-size="14pt"/>
    </style:style>
    <style:style style:name="Slide_20_Preformatted_20_Text" style:display-name="Slide Preformatted Text" style:family="paragraph" style:parent-style-name="Preformatted_20_Text">
      <loext:graphic-properties draw:fill="solid" draw:fill-color="#f5f5f5"/>
      <style:paragraph-properties fo:background-color="#f5f5f5"/>
      <style:text-properties fo:font-size="14pt"/>
    </style:style>
    <style:style style:name="Slide_20_Header" style:display-name="Slide Header" style:family="paragraph" style:parent-style-name="Heading_20_2" style:next-style-name="Slide_20_Bullet" style:default-outline-level="2" style:class="text" style:master-page-name="">
      <style:paragraph-properties fo:margin-top="0.2402in" fo:margin-bottom="0.1598in" style:contextual-spacing="false" fo:text-align="center" style:justify-single-word="false" style:page-number="auto" fo:break-before="auto" fo:break-after="auto"/>
      <style:text-properties fo:font-size="16pt"/>
    </style:style>
    <style:style style:name="Notes_20_Header" style:display-name="Notes Header" style:family="paragraph" style:parent-style-name="Heading_20_2" style:next-style-name="Text_20_body" style:class="text" style:master-page-name="">
      <style:paragraph-properties fo:margin-top="0.1598in" fo:margin-bottom="0.1598in" style:contextual-spacing="false" style:page-number="auto" fo:break-before="auto" fo:break-after="aut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style:style style:name="Diagram_20_Frame" style:display-name="Diagram Frame" style:family="graphic" style:parent-style-name="Frame">
      <style:graphic-properties svg:width="5.1665in" fo:min-height="2.5756in" text:anchor-type="as-char" svg:x="0in" svg:y="-2.7339in" fo:margin-left="0.0791in" fo:margin-right="0.0791in" fo:margin-top="0.0791in" fo:margin-bottom="0.0791in" style:vertical-pos="top" style:vertical-rel="baseline" style:horizontal-pos="center" style:horizontal-rel="paragraph-content" fo:padding="0in" fo:border="none" style:shadow="none" draw:shadow-opacity="100%"/>
    </style:style>
    <text:outline-style style:name="Outline">
      <text:outline-level-style text:level="1" loext:num-list-format="Chapter %1% - " style:num-prefix="Chapter " style:num-suffix=" - " style:num-format="1">
        <style:list-level-properties/>
      </text:outline-level-style>
      <text:outline-level-style text:level="2" loext:num-list-format="%1%.%2%" style:num-format="1" text:display-levels="2">
        <style:list-level-properties text:min-label-distance="0.15in"/>
      </text:outline-level-style>
      <text:outline-level-style text:level="3" loext:num-list-format="%1%.%2%.%3%" style:num-format="1" text:display-levels="3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Slide_20_Bullet" style:display-name="Slide Bullet">
      <text:list-level-style-bullet text:level="1" text:style-name="Bullet_20_Symbols" loext:num-list-format="%1%" text:bullet-char="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◊">
        <style:list-level-properties text:space-before="0.5in" text:min-label-width="0.25in"/>
        <style:text-properties style:font-name="Tahoma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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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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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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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">
        <style:list-level-properties text:space-before="2.5in" text:min-label-width="0.2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0.06pt solid #b3b3b3" fo:border-left="none" fo:border-right="none" fo:padding="0in" style:shadow="none" style:dynamic-spacing="false"/>
      </style:header-style>
      <style:footer-style>
        <style:header-footer-properties fo:min-height="0.4in" fo:margin-left="0in" fo:margin-right="0in" fo:margin-top="0.2in" fo:border-top="0.06pt solid #b3b3b3" fo:border-bottom="none" fo:border-left="none" fo:border-right="none" fo:padding="0in" style:shadow="none" style:dynamic-spacing="false"/>
      </style:footer-style>
    </style:page-layout>
    <style:page-layout style:name="Mpm2" style:page-usage="right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9in" fo:page-height="7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902in" fo:margin-bottom="0.7902in" fo:margin-left="0.7902in" fo:margin-right="0.7902in" fo:border="none" fo:padding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Bitmap_20_1" style:repeat="no-repeat" draw:fill-image-ref-point="top-left" style:footnote-max-height="0in" loext:margin-gutter="0in">
        <style:background-image xlink:href="Pictures/10000000000002FC00000043E48DACB3.png" xlink:type="simple" xlink:actuate="onLoad" style:position="top left" style:repeat="no-repeat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="none" fo:padding="0in" style:shadow="none" style:dynamic-spacing="false"/>
      </style:header-style>
      <style:footer-style>
        <style:header-footer-properties fo:min-height="0.4in" fo:margin-left="0in" fo:margin-right="0in" fo:margin-top="0.2in" fo:border-top="0.06pt solid #b3b3b3" fo:border-bottom="none" fo:border-left="none" fo:border-right="none" fo:padding="0in" style:shadow="none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image-name="Bitmap_20_1" style:repeat="no-repeat" draw:fill-image-ref-point="top-left"/>
    </style:style>
  </office:automatic-styles>
  <office:master-styles>
    <style:master-page style:name="Standard" style:page-layout-name="Mpm1" draw:style-name="Mdp1">
      <style:header>
        <text:p text:style-name="Header"><text:chapter text:display="number" text:outline-level="1">Chapter 1 - </text:chapter><text:chapter text:display="name" text:outline-level="1">Introduction to the Spring Framework</text:chapter></text:p>
      </style:header>
      <style:footer>
        <text:p text:style-name="MP1"><text:page-number text:select-page="current">21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Right_20_Page" style:display-name="Righ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HTML" style:page-layout-name="Mpm5" draw:style-name="Mdp1"/>
    <style:master-page style:name="Title_20_Pages" style:display-name="Title Pages" style:page-layout-name="Mpm6" draw:style-name="Mdp1"/>
    <style:master-page style:name="Presentation_20_Page" style:display-name="Presentation Page" style:page-layout-name="Mpm7" draw:style-name="Mdp1"/>
    <style:master-page style:name="Slide_20_Page" style:display-name="Slide Page" style:page-layout-name="Mpm8" draw:style-name="Mdp2">
      <style:header>
        <text:p text:style-name="Header"><text:chapter text:display="number" text:outline-level="1"/><text:chapter text:display="name" text:outline-level="1"/></text:p>
      </style:header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creation-date>2006-09-12T12:38:04</meta:creation-date>
    <dc:date>2024-07-01T17:47:14.671000000</dc:date>
    <meta:editing-cycles>303</meta:editing-cycles>
    <meta:editing-duration>P1DT7H21M17S</meta:editing-duration>
    <meta:document-statistic meta:table-count="2" meta:image-count="0" meta:object-count="0" meta:page-count="21" meta:paragraph-count="251" meta:word-count="1786" meta:character-count="11713" meta:non-whitespace-character-count="10058"/>
    <meta:user-defined meta:name="Info 1"/>
    <meta:user-defined meta:name="Info 2"/>
    <meta:user-defined meta:name="Info 3"/>
    <meta:user-defined meta:name="Info 4"/>
  </office:meta>
</office:document-meta>
</file>